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1f6a66" style:font-style-asian="italic" style:font-style-complex="italic"/>
    </style:style>
    <style:style style:name="P2" style:family="paragraph" style:parent-style-name="Footer">
      <style:text-properties officeooo:paragraph-rsid="001f6a66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paragraph-rsid="001f6a66"/>
    </style:style>
    <style:style style:name="P5" style:family="paragraph" style:parent-style-name="Standard">
      <style:text-properties style:text-underline-style="none" officeooo:rsid="001bc0d8" officeooo:paragraph-rsid="001f5a3a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paragraph-rsid="001f6a66" style:font-size-asian="14pt" style:font-size-complex="14pt"/>
    </style:style>
    <style:style style:name="P8" style:family="paragraph" style:parent-style-name="Standard">
      <style:text-properties fo:font-size="14pt" style:text-underline-style="none" style:font-size-asian="14pt" style:font-size-complex="14pt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2pt" style:text-underline-style="none" officeooo:paragraph-rsid="001f6a66" style:font-size-asian="12pt" style:font-size-complex="12pt"/>
    </style:style>
    <style:style style:name="P11" style:family="paragraph" style:parent-style-name="Standard">
      <style:text-properties officeooo:paragraph-rsid="001f5a3a"/>
    </style:style>
    <style:style style:name="P12" style:family="paragraph" style:parent-style-name="Standard" style:list-style-name="L1">
      <style:text-properties fo:font-size="12pt" style:text-underline-style="none" officeooo:rsid="0023bcde" officeooo:paragraph-rsid="0023bcde" style:font-size-asian="12pt" style:font-size-complex="12pt"/>
    </style:style>
    <style:style style:name="P13" style:family="paragraph" style:parent-style-name="Standard" style:list-style-name="L2">
      <style:text-properties style:text-underline-style="none" officeooo:paragraph-rsid="001f6a66"/>
    </style:style>
    <style:style style:name="P14" style:family="paragraph" style:parent-style-name="Standard" style:list-style-name="L2">
      <style:text-properties style:text-underline-style="none" officeooo:rsid="0023bcde" officeooo:paragraph-rsid="0023bcde"/>
    </style:style>
    <style:style style:name="P1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officeooo:rsid="001f6a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5a3a"/>
    </style:style>
    <style:style style:name="T4" style:family="text">
      <style:text-properties officeooo:rsid="0023bc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UTES</text:p>
      <text:p text:style-name="Standard"/>
      <text:p text:style-name="Standard">Project Title: Group 12 Project</text:p>
      <text:p text:style-name="Standard">Meeting Purpose: <text:span text:style-name="T4">Final review for design specification</text:span></text:p>
      <text:p text:style-name="Standard">People Present: <text:span text:style-name="T4">All group members</text:span></text:p>
      <text:p text:style-name="Standard">Location: 319 – <text:span text:style-name="T3">Physical Sciences Building</text:span></text:p>
      <text:p text:style-name="Standard">Date: <text:span text:style-name="T4">05</text:span>/12/2013</text:p>
      <text:p text:style-name="P11">Author of the minutes: Filip Kunkiewicz</text:p>
      <text:p text:style-name="Standard">Date the minutes were produced: <text:span text:style-name="T4">05</text:span>/12/2013</text:p>
      <text:p text:style-name="Standard">Version: 1.<text:span text:style-name="T3">1</text:span></text:p>
      <text:p text:style-name="Standard"/>
      <text:p text:style-name="Standard"/>
      <text:p text:style-name="P6">Matters Arising</text:p>
      <text:p text:style-name="P8"/>
      <text:list xml:id="list4909904335558001755" text:style-name="L1">
        <text:list-item>
          <text:p text:style-name="P12">Final review of design spec conducted</text:p>
        </text:list-item>
        <text:list-item>
          <text:p text:style-name="P12">Ensure that document is finalised for submission<text:line-break/>ACTION: All members</text:p>
        </text:list-item>
      </text:list>
      <text:p text:style-name="P6"/>
      <text:p text:style-name="P6">New Business</text:p>
      <text:p text:style-name="P3"/>
      <text:list xml:id="list5179146008672284918" text:style-name="L2">
        <text:list-item>
          <text:p text:style-name="P14">Discuss progress on prototype</text:p>
        </text:list-item>
        <text:list-item>
          <text:p text:style-name="P14">Discuss timeline for remaining documents/prototype</text:p>
          <text:p text:style-name="P14">ACTION: All members</text:p>
        </text:list-item>
      </text:list>
      <text:p text:style-name="P6"/>
      <text:p text:style-name="P6"/>
      <text:p text:style-name="P7">AOB</text:p>
      <text:p text:style-name="P10"/>
      <text:p text:style-name="P4"><text:s text:c="6"/>N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a xlink:type="simple" xlink:href="mailto:Fik@aber.ac.uk">Fik@aber.ac.uk</text:a> <text:span text:style-name="T4">05</text:span>/1<text:span text:style-name="T3">2</text:span>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f6a66" style:font-style-asian="italic" style:font-style-complex="italic"/>
    </style:style>
    <style:style style:name="MP2" style:family="paragraph" style:parent-style-name="Footer">
      <style:text-properties officeooo:paragraph-rsid="001f6a66"/>
    </style:style>
    <style:style style:name="MT1" style:family="text">
      <style:text-properties officeooo:rsid="001f6a66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2:27:10.40</meta:creation-date>
    <dc:date>2014-01-29T17:19:50.781757000</dc:date>
    <meta:editing-duration>PT9M3S</meta:editing-duration>
    <meta:editing-cycles>5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1" meta:word-count="90" meta:character-count="630" meta:non-whitespace-character-count="557"/>
  </office:meta>
</office:document-meta>
</file>